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27a7" officeooo:paragraph-rsid="001a27a7"/>
    </style:style>
    <style:style style:name="P2" style:family="paragraph" style:parent-style-name="Standard">
      <style:text-properties officeooo:rsid="001ba9f1" officeooo:paragraph-rsid="001ba9f1"/>
    </style:style>
    <style:style style:name="P3" style:family="paragraph" style:parent-style-name="Standard">
      <style:text-properties officeooo:rsid="001a27a7" officeooo:paragraph-rsid="001a27a7"/>
    </style:style>
    <style:style style:name="P4" style:family="paragraph" style:parent-style-name="Standard">
      <style:text-properties officeooo:rsid="001c1a22" officeooo:paragraph-rsid="001c1a22"/>
    </style:style>
    <style:style style:name="T1" style:family="text">
      <style:text-properties officeooo:rsid="001c5a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derlying Protocols</text:p>
      <text:p text:style-name="P1"/>
      <text:p text:style-name="P1">DataLink Level</text:p>
      <text:p text:style-name="P1">Ethernet</text:p>
      <text:p text:style-name="P1">WiFi</text:p>
      <text:p text:style-name="P1">HLDL</text:p>
      <text:p text:style-name="P1">PPP</text:p>
      <text:p text:style-name="P1">ATM</text:p>
      <text:p text:style-name="P1"/>
      <text:p text:style-name="P1">Network Layer Protocols</text:p>
      <text:p text:style-name="P1">IP</text:p>
      <text:p text:style-name="P1">TCP</text:p>
      <text:p text:style-name="P1">UDP</text:p>
      <text:p text:style-name="P1">ARP</text:p>
      <text:p text:style-name="P1">Application Layer Protocols</text:p>
      <text:p text:style-name="P1">DHCP</text:p>
      <text:p text:style-name="P1">SMTP</text:p>
      <text:p text:style-name="P1">HTTP</text:p>
      <text:p text:style-name="P1">SSH</text:p>
      <text:p text:style-name="P1">FTP</text:p>
      <text:p text:style-name="P1">Telnet</text:p>
      <text:p text:style-name="P1">TLS/SSL</text:p>
      <text:p text:style-name="P1">HTTPS</text:p>
      <text:p text:style-name="P1"/>
      <text:p text:style-name="P1">WebServer – software for replying to HTTP requests</text:p>
      <text:p text:style-name="P1">Apache</text:p>
      <text:p text:style-name="P2">lighttpd</text:p>
      <text:p text:style-name="P2">nginx</text:p>
      <text:p text:style-name="P2"/>
      <text:p text:style-name="P1">WebBrowser – software for making HTTP requests</text:p>
      <text:p text:style-name="P1">Firefox</text:p>
      <text:p text:style-name="P1">Chrome</text:p>
      <text:p text:style-name="P1"/>
      <text:p text:style-name="P1">WebServer interfaces</text:p>
      <text:p text:style-name="P1">CGI – new process for each request</text:p>
      <text:p text:style-name="P1">FastCGI – communicates with single running process</text:p>
      <text:p text:style-name="P1">SCGI – simpler fast cgi</text:p>
      <text:p text:style-name="P1">WSGI</text:p>
      <text:p text:style-name="Standard"/>
      <text:p text:style-name="P1">MVC – Model-veiw-controller : design pattern for maintainable sites</text:p>
      <text:p text:style-name="Standard"/>
      <text:p text:style-name="P1">Wiki Engine – MoinMoin</text:p>
      <text:p text:style-name="P1"/>
      <text:p text:style-name="P4">Other tools</text:p>
      <text:p text:style-name="P4">HAProxy - open source high availability load balancer and proxy server. Divides network traffic among multiple servers</text:p>
      <text:p text:style-name="P4">Varnish - caching software</text:p>
      <text:p text:style-name="P4"/>
      <text:p text:style-name="P4">See this article for a hurricane proof web server https://arstechnica.com/information-<text:soft-page-break/>technology/2017/09/how-to-hurricane-proof-a-web-server/ </text:p>
      <text:p text:style-name="P4">quad core Xeon E3-1230, 16 GB ram, mirrored R1 ssd's, 1 GBps network link, Ubuntu 16.04, HAProxy, <text:span text:style-name="T1">V</text:span>arnish,<text:span text:style-name="T1"> Nginx, wordpress, MariaD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23H54M42S</meta:editing-duration>
    <meta:editing-cycles>5</meta:editing-cycles>
    <meta:generator>LibreOffice/5.3.0.3$Windows_X86_64 LibreOffice_project/7074905676c47b82bbcfbea1aeefc84afe1c50e1</meta:generator>
    <dc:date>2017-09-11T12:26:46.735000000</dc:date>
    <meta:document-statistic meta:table-count="0" meta:image-count="0" meta:object-count="0" meta:page-count="2" meta:paragraph-count="40" meta:word-count="129" meta:character-count="930" meta:non-whitespace-character-count="833"/>
    <meta:user-defined meta:name="Info 1"/>
    <meta:user-defined meta:name="Info 2"/>
    <meta:user-defined meta:name="Info 3"/>
    <meta:user-defined meta:name="Info 4"/>
  </office:meta>
</office:document-meta>
</file>